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11in"/>
    </style:style>
    <style:style style:name="co2" style:family="table-column">
      <style:table-column-properties fo:break-before="auto" style:column-width="4.4598in"/>
    </style:style>
    <style:style style:name="co3" style:family="table-column">
      <style:table-column-properties fo:break-before="auto" style:column-width="2.462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7736in"/>
    </style:style>
    <style:style style:name="ro1" style:family="table-row">
      <style:table-row-properties style:row-height="0.5134in" fo:break-before="auto" style:use-optimal-row-height="true"/>
    </style:style>
    <style:style style:name="ro2" style:family="table-row">
      <style:table-row-properties style:row-height="0.1634in" fo:break-before="auto" style:use-optimal-row-height="true"/>
    </style:style>
    <style:style style:name="ro3" style:family="table-row">
      <style:table-row-properties style:row-height="0.3165in" fo:break-before="auto" style:use-optimal-row-height="true"/>
    </style:style>
    <style:style style:name="ro4" style:family="table-row">
      <style:table-row-properties style:row-height="0.6189in" fo:break-before="auto" style:use-optimal-row-height="true"/>
    </style:style>
    <style:style style:name="ro5" style:family="table-row">
      <style:table-row-properties style:row-height="0.9209in" fo:break-before="auto" style:use-optimal-row-height="true"/>
    </style:style>
    <style:style style:name="ro6" style:family="table-row">
      <style:table-row-properties style:row-height="0.1661in" fo:break-before="auto" style:use-optimal-row-height="true"/>
    </style:style>
    <style:style style:name="ro7" style:family="table-row">
      <style:table-row-properties style:row-height="0.4673in" fo:break-before="auto" style:use-optimal-row-height="true"/>
    </style:style>
    <style:style style:name="ro8" style:family="table-row">
      <style:table-row-properties style:row-height="1.0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font-name="Arial" fo:font-size="16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6666ff"/>
    </style:style>
    <style:style style:name="ce4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font-size="16pt" style:font-size-asian="16pt" style:font-size-complex="16pt" fo:hyphenate="true"/>
    </style:style>
    <style:style style:name="ce8" style:family="table-cell" style:parent-style-name="Default">
      <style:table-cell-properties fo:wrap-option="wrap"/>
      <style:text-properties fo:hyphenate="true"/>
    </style:style>
    <style:style style:name="ce9" style:family="table-cell" style:parent-style-name="Default">
      <style:table-cell-properties fo:wrap-option="wrap"/>
      <style:text-properties style:font-name="Arial" style:font-name-asian="Arial Unicode MS" style:font-name-complex="Tahoma" fo:hyphenate="true"/>
    </style:style>
    <style:style style:name="ta_extref" style:family="table">
      <style:table-properties table:display="false"/>
    </style:style>
    <style:style style:name="T1" style:family="text">
      <style:text-properties fo:color="#6666ff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>
            <text:p>MRMv2 – Business Entities </text:p>
            <text:p>and <text:span text:style-name="T1">Type value lists</text:span></text:p>
          </table:table-cell>
          <table:table-cell table:style-name="ce4" office:value-type="string">
            <text:p>OPS EA Guidebook Contextual elements</text:p>
          </table:table-cell>
          <table:table-cell table:style-name="ce7" office:value-type="string">
            <text:p>Notes</text:p>
          </table:table-cell>
          <table:table-cell office:value-type="string">
            <text:p>Support in System Architect</text:p>
          </table:table-cell>
          <table:table-cell office:value-type="string">
            <text:p>Skip's Comments</text:p>
          </table:table-cell>
        </table:table-row>
        <table:table-row table:style-name="ro2">
          <table:table-cell table:style-name="ce2"/>
          <table:table-cell table:number-columns-repeated="4"/>
        </table:table-row>
        <table:table-row table:style-name="ro3">
          <table:table-cell table:style-name="ce2" office:value-type="string">
            <text:p>Program</text:p>
            <text:p><text:span text:style-name="T1">Program Type</text:span></text:p>
          </table:table-cell>
          <table:table-cell table:style-name="ce6" office:value-type="string">
            <text:p>Program</text:p>
          </table:table-cell>
          <table:table-cell office:value-type="string">
            <text:p>metaclass</text:p>
          </table:table-cell>
          <table:table-cell office:value-type="string">
            <text:p>supported</text:p>
          </table:table-cell>
          <table:table-cell/>
        </table:table-row>
        <table:table-row table:style-name="ro4">
          <table:table-cell table:style-name="ce2"/>
          <table:table-cell table:style-name="ce6" office:value-type="string">
            <text:p>Program Profile</text:p>
          </table:table-cell>
          <table:table-cell office:value-type="string">
            <text:p>A work product that provides properties, internal structure, and relationships to a Program rather than needing to be a separate metaclass</text:p>
          </table:table-cell>
          <table:table-cell office:value-type="string">
            <text:p>supported</text:p>
          </table:table-cell>
          <table:table-cell/>
        </table:table-row>
        <table:table-row table:style-name="ro3">
          <table:table-cell table:style-name="ce2" office:value-type="string">
            <text:p>Service </text:p>
            <text:p><text:span text:style-name="T1">Service Type</text:span></text:p>
          </table:table-cell>
          <table:table-cell table:style-name="ce6" office:value-type="string">
            <text:p>Service</text:p>
          </table:table-cell>
          <table:table-cell office:value-type="string">
            <text:p>metaclass</text:p>
          </table:table-cell>
          <table:table-cell office:value-type="string">
            <text:p>supported</text:p>
          </table:table-cell>
          <table:table-cell/>
        </table:table-row>
        <table:table-row table:style-name="ro5">
          <table:table-cell table:style-name="ce2" office:value-type="string">
            <text:p>Organizational Unit </text:p>
            <text:p><text:span text:style-name="T1">Organizational Unit Type</text:span></text:p>
          </table:table-cell>
          <table:table-cell table:style-name="ce6" office:value-type="string">
            <text:p>Party Type</text:p>
          </table:table-cell>
          <table:table-cell office:value-type="string">
            <text:p>metaclass with both an enumerated type describing party type and subtypes.</text:p>
          </table:table-cell>
          <table:table-cell office:value-type="string">
            <text:p>existing</text:p>
          </table:table-cell>
          <table:table-cell office:value-type="string">
            <text:p>They may not be the same. Party Type enumerated type, same as Organizational Unit Type. Add Organizational Unit to OPS if its not already there</text:p>
          </table:table-cell>
        </table:table-row>
        <table:table-row table:style-name="ro4">
          <table:table-cell table:style-name="ce3" office:value-type="string">
            <text:p>Role Type</text:p>
          </table:table-cell>
          <table:table-cell office:value-type="string">
            <text:p>Role Type</text:p>
          </table:table-cell>
          <table:table-cell office:value-type="string">
            <text:p>metaclass</text:p>
          </table:table-cell>
          <table:table-cell/>
          <table:table-cell office:value-type="string">
            <text:p>MRM: enumeration describing the relationship between an organizational unit and a form of work.</text:p>
          </table:table-cell>
        </table:table-row>
        <table:table-row table:style-name="ro4">
          <table:table-cell table:style-name="ce2" office:value-type="string">
            <text:p>Process</text:p>
            <text:p><text:span text:style-name="T1">Process Type</text:span></text:p>
            <text:p><text:span text:style-name="T1">Process Level Type</text:span></text:p>
          </table:table-cell>
          <table:table-cell office:value-type="string">
            <text:p>Process? To be confirmed. Business Functional Model, and Business Process model are diagrams that depict MRM processes</text:p>
          </table:table-cell>
          <table:table-cell office:value-type="string">
            <text:p>The business functional model and business process model define the internal structural and behavioral details of a process.</text:p>
          </table:table-cell>
          <table:table-cell office:value-type="string">
            <text:p>exiting</text:p>
          </table:table-cell>
          <table:table-cell/>
        </table:table-row>
        <table:table-row table:style-name="ro3">
          <table:table-cell table:style-name="ce2" office:value-type="string">
            <text:p>Performance Indicator</text:p>
            <text:p><text:span text:style-name="T1">Performance Indicator Type</text:span></text:p>
          </table:table-cell>
          <table:table-cell table:number-columns-repeated="2"/>
          <table:table-cell office:value-type="string">
            <text:p>supported</text:p>
          </table:table-cell>
          <table:table-cell office:value-type="string">
            <text:p>Related to SA Performance measure?</text:p>
          </table:table-cell>
        </table:table-row>
        <table:table-row table:style-name="ro3">
          <table:table-cell table:style-name="ce2" office:value-type="string">
            <text:p>Project</text:p>
            <text:p><text:span text:style-name="T1">Project Type</text:span></text:p>
          </table:table-cell>
          <table:table-cell table:number-columns-repeated="2"/>
          <table:table-cell office:value-type="string">
            <text:p>supported</text:p>
          </table:table-cell>
          <table:table-cell/>
        </table:table-row>
        <table:table-row table:style-name="ro6">
          <table:table-cell table:style-name="ce2" office:value-type="string">
            <text:p>Outcome</text:p>
          </table:table-cell>
          <table:table-cell table:number-columns-repeated="2"/>
          <table:table-cell office:value-type="string">
            <text:p>supported</text:p>
          </table:table-cell>
          <table:table-cell/>
        </table:table-row>
        <table:table-row table:style-name="ro7">
          <table:table-cell table:style-name="ce2" office:value-type="string">
            <text:p>Need</text:p>
          </table:table-cell>
          <table:table-cell table:style-name="ce6" office:value-type="string">
            <text:p>Need</text:p>
          </table:table-cell>
          <table:table-cell office:value-type="string">
            <text:p>metaclass, need may be the dual of service, what one participant needs that another provides</text:p>
          </table:table-cell>
          <table:table-cell office:value-type="string">
            <text:p>supported</text:p>
          </table:table-cell>
          <table:table-cell/>
        </table:table-row>
        <table:table-row table:style-name="ro3">
          <table:table-cell table:style-name="ce2"/>
          <table:table-cell table:style-name="ce6" office:value-type="string">
            <text:p>Target Group / Needs Cross Reference</text:p>
          </table:table-cell>
          <table:table-cell office:value-type="string">
            <text:p>a relationship between a target group and its needs.</text:p>
          </table:table-cell>
          <table:table-cell office:value-type="string">
            <text:p>supported</text:p>
          </table:table-cell>
          <table:table-cell/>
        </table:table-row>
        <table:table-row table:style-name="ro3">
          <table:table-cell table:style-name="ce2" office:value-type="string">
            <text:p>Target Group</text:p>
            <text:p><text:span text:style-name="T1">Target Group Types</text:span></text:p>
          </table:table-cell>
          <table:table-cell table:style-name="ce6" office:value-type="string">
            <text:p>Target Group Type</text:p>
          </table:table-cell>
          <table:table-cell office:value-type="string">
            <text:p>metaclass with a discriminator enumerated type</text:p>
          </table:table-cell>
          <table:table-cell table:number-columns-repeated="2"/>
        </table:table-row>
        <table:table-row table:style-name="ro8">
          <table:table-cell table:style-name="ce2" office:value-type="string">
            <text:p>Resource</text:p>
            <text:p><text:span text:style-name="T1">Resource Type</text:span></text:p>
          </table:table-cell>
          <table:table-cell table:style-name="ce6" office:value-type="string">
            <text:p>Resource Type </text:p>
          </table:table-cell>
          <table:table-cell office:value-type="string">
            <text:p>metaclass, properties overlap but differ. PSRM uses the term Resource Type, but has a property also called Resource Type used to classify the resource (material, information, energy, etc.) which more closely aligns with MRM enumeration ResourceType</text:p>
          </table:table-cell>
          <table:table-cell/>
          <table:table-cell office:value-type="string">
            <text:p>SA Data Object?</text:p>
          </table:table-cell>
        </table:table-row>
        <table:table-row table:style-name="ro3">
          <table:table-cell table:style-name="ce2" office:value-type="string">
            <text:p>Output</text:p>
            <text:p><text:span text:style-name="T1">Output Type</text:span></text:p>
          </table:table-cell>
          <table:table-cell table:number-columns-repeated="4"/>
        </table:table-row>
        <table:table-row table:style-name="ro6">
          <table:table-cell table:style-name="ce2" office:value-type="string">
            <text:p>Location Type</text:p>
          </table:table-cell>
          <table:table-cell table:style-name="ce6" office:value-type="string">
            <text:p>Location Type</text:p>
          </table:table-cell>
          <table:table-cell office:value-type="string">
            <text:p>metaclass</text:p>
          </table:table-cell>
          <table:table-cell office:value-type="string">
            <text:p>existing</text:p>
          </table:table-cell>
          <table:table-cell/>
        </table:table-row>
        <table:table-row table:style-name="ro3">
          <table:table-cell table:style-name="ce2" office:value-type="string">
            <text:p>Change Driver</text:p>
            <text:p><text:span text:style-name="T1">Change Driver Type</text:span></text:p>
          </table:table-cell>
          <table:table-cell table:number-columns-repeated="4"/>
        </table:table-row>
        <table:table-row table:style-name="ro3">
          <table:table-cell table:style-name="ce2" office:value-type="string">
            <text:p>Business Process</text:p>
          </table:table-cell>
          <table:table-cell office:value-type="string">
            <text:p>Business Process Model diagram represents a business process.</text:p>
          </table:table-cell>
          <table:table-cell office:value-type="string">
            <text:p>a metaclass in a business process model. A kind of process?</text:p>
          </table:table-cell>
          <table:table-cell office:value-type="string">
            <text:p>existing</text:p>
          </table:table-cell>
          <table:table-cell/>
        </table:table-row>
        <table:table-row table:style-name="ro7">
          <table:table-cell/>
          <table:table-cell table:style-name="ce6" office:value-type="string">
            <text:p>Line of Business Profile</text:p>
          </table:table-cell>
          <table:table-cell office:value-type="string">
            <text:p>metaclass with properties name, description, mandate, owner, and relationship to program portfolio.</text:p>
          </table:table-cell>
          <table:table-cell table:number-columns-repeated="2"/>
        </table:table-row>
        <table:table-row table:style-name="ro7">
          <table:table-cell/>
          <table:table-cell table:style-name="ce6" office:value-type="string">
            <text:p>Geographic Area Type</text:p>
          </table:table-cell>
          <table:table-cell office:value-type="string">
            <text:p>metaclass with an enumeration of different geographical area types. Contrast with Location Type</text:p>
          </table:table-cell>
          <table:table-cell office:value-type="string">
            <text:p>existing</text:p>
          </table:table-cell>
          <table:table-cell office:value-type="string">
            <text:p>SA Geographic Area</text:p>
          </table:table-cell>
        </table:table-row>
        <table:table-row table:style-name="ro6">
          <table:table-cell/>
          <table:table-cell table:style-name="ce6" office:value-type="string">
            <text:p>Event Type</text:p>
          </table:table-cell>
          <table:table-cell office:value-type="string">
            <text:p>metaclass</text:p>
          </table:table-cell>
          <table:table-cell office:value-type="string">
            <text:p>existing</text:p>
          </table:table-cell>
          <table:table-cell office:value-type="string">
            <text:p>Event or BPMN Event</text:p>
          </table:table-cell>
        </table:table-row>
        <table:table-row table:style-name="ro6">
          <table:table-cell/>
          <table:table-cell table:style-name="ce6" office:value-type="string">
            <text:p>Cycle Type</text:p>
          </table:table-cell>
          <table:table-cell office:value-type="string">
            <text:p>metaclass</text:p>
          </table:table-cell>
          <table:table-cell table:number-columns-repeated="2"/>
        </table:table-row>
        <table:table-row table:style-name="ro6">
          <table:table-cell/>
          <table:table-cell table:style-name="ce6" office:value-type="string">
            <text:p>Goal</text:p>
          </table:table-cell>
          <table:table-cell office:value-type="string">
            <text:p>metaclass</text:p>
          </table:table-cell>
          <table:table-cell office:value-type="string">
            <text:p>existing</text:p>
          </table:table-cell>
          <table:table-cell office:value-type="string">
            <text:p>Business Goal</text:p>
          </table:table-cell>
        </table:table-row>
        <table:table-row table:style-name="ro3">
          <table:table-cell/>
          <table:table-cell table:style-name="ce6" office:value-type="string">
            <text:p>Mandate</text:p>
          </table:table-cell>
          <table:table-cell office:value-type="string">
            <text:p>metaclass, has a relationship to Authority which is not directly modeled.</text:p>
          </table:table-cell>
          <table:table-cell office:value-type="string">
            <text:p>existing</text:p>
          </table:table-cell>
          <table:table-cell office:value-type="string">
            <text:p>Business Direction Diagram</text:p>
          </table:table-cell>
        </table:table-row>
        <table:table-row table:style-name="ro6">
          <table:table-cell/>
          <table:table-cell table:style-name="ce6" office:value-type="string">
            <text:p>Strategy</text:p>
          </table:table-cell>
          <table:table-cell office:value-type="string">
            <text:p>metaclass</text:p>
          </table:table-cell>
          <table:table-cell office:value-type="string">
            <text:p>existing</text:p>
          </table:table-cell>
          <table:table-cell office:value-type="string">
            <text:p>Business Strategy</text:p>
          </table:table-cell>
        </table:table-row>
        <table:table-row table:style-name="ro7">
          <table:table-cell/>
          <table:table-cell office:value-type="string">
            <text:p>Conceptual Data Model</text:p>
          </table:table-cell>
          <table:table-cell office:value-type="string">
            <text:p>A work product with no template, covered by existing ERD and UML standards</text:p>
          </table:table-cell>
          <table:table-cell office:value-type="string">
            <text:p>existing</text:p>
          </table:table-cell>
          <table:table-cell office:value-type="string">
            <text:p>IDEF0</text:p>
          </table:table-cell>
        </table:table-row>
        <table:table-row table:style-name="ro3">
          <table:table-cell/>
          <table:table-cell office:value-type="string">
            <text:p>Interface Data Requirements Document</text:p>
          </table:table-cell>
          <table:table-cell office:value-type="string">
            <text:p>A work product with no template, could be covered by services model</text:p>
          </table:table-cell>
          <table:table-cell table:number-columns-repeated="2"/>
        </table:table-row>
        <table:table-row table:style-name="ro7">
          <table:table-cell/>
          <table:table-cell office:value-type="string">
            <text:p>Information Model</text:p>
          </table:table-cell>
          <table:table-cell office:value-type="string">
            <text:p>A work product with no template, covered by existing ERD and UML standards</text:p>
          </table:table-cell>
          <table:table-cell office:value-type="string">
            <text:p>existing</text:p>
          </table:table-cell>
          <table:table-cell office:value-type="string">
            <text:p>IDEF0</text:p>
          </table:table-cell>
        </table:table-row>
        <table:table-row table:style-name="ro7">
          <table:table-cell/>
          <table:table-cell office:value-type="string">
            <text:p>Semantic Model</text:p>
          </table:table-cell>
          <table:table-cell office:value-type="string">
            <text:p>A work product with no template, but may be an ontology perhaps captured in OWL or SBVR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Fact and Dimension Matrix</text:p>
          </table:table-cell>
          <table:table-cell office:value-type="string">
            <text:p>A work product with no template, but may represent a relationship between SBVR facts and supporting elements of an information model</text:p>
          </table:table-cell>
          <table:table-cell table:number-columns-repeated="2"/>
        </table:table-row>
        <table:table-row table:style-name="ro7">
          <table:table-cell/>
          <table:table-cell office:value-type="string">
            <text:p>Service Life Cycle</text:p>
          </table:table-cell>
          <table:table-cell office:value-type="string">
            <text:p>A work product describing the steps in a service development, deployment, run and management lifecyc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usiness Functional Model</text:p>
          </table:table-cell>
          <table:table-cell office:value-type="string">
            <text:p>A work product easily covered by SA business hierarchy models.</text:p>
          </table:table-cell>
          <table:table-cell office:value-type="string">
            <text:p>existing</text:p>
          </table:table-cell>
          <table:table-cell office:value-type="string">
            <text:p>Business Hierarchy diagram</text:p>
          </table:table-cell>
        </table:table-row>
        <table:table-row table:style-name="ro3">
          <table:table-cell/>
          <table:table-cell office:value-type="string">
            <text:p>Service Integration and Accountability Model</text:p>
          </table:table-cell>
          <table:table-cell office:value-type="string">
            <text:p>A work product diagram with no templat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ervice Profile</text:p>
          </table:table-cell>
          <table:table-cell office:value-type="string">
            <text:p>Work product describing the internal structure of a servic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usiness Process Model</text:p>
          </table:table-cell>
          <table:table-cell office:value-type="string">
            <text:p>A work product using UML Activity or BPMN diagrams.</text:p>
          </table:table-cell>
          <table:table-cell office:value-type="string">
            <text:p>existing</text:p>
          </table:table-cell>
          <table:table-cell office:value-type="string">
            <text:p>BPMN Process</text:p>
          </table:table-cell>
        </table:table-row>
        <table:table-row table:style-name="ro3">
          <table:table-cell/>
          <table:table-cell office:value-type="string">
            <text:p>SOA Service Description Profile</text:p>
          </table:table-cell>
          <table:table-cell office:value-type="string">
            <text:p>A metclass that elaborates the conceptual Servic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usiness Network Model</text:p>
          </table:table-cell>
          <table:table-cell office:value-type="string">
            <text:p>A work product showing information flow in the business architecture</text:p>
          </table:table-cell>
          <table:table-cell office:value-type="string">
            <text:p>existing</text:p>
          </table:table-cell>
          <table:table-cell office:value-type="string">
            <text:p>Network Concept diagram</text:p>
          </table:table-cell>
        </table:table-row>
        <table:table-row table:style-name="ro6">
          <table:table-cell/>
          <table:table-cell office:value-type="string">
            <text:p>Governance Model</text:p>
          </table:table-cell>
          <table:table-cell office:value-type="string">
            <text:p>A work product with no template</text:p>
          </table:table-cell>
          <table:table-cell table:number-columns-repeated="2"/>
        </table:table-row>
        <table:table-row table:style-name="ro7">
          <table:table-cell/>
          <table:table-cell office:value-type="string">
            <text:p>Organizational Chart</text:p>
          </table:table-cell>
          <table:table-cell office:value-type="string">
            <text:p>A work product with no template depicting the relationships between parties in a hierarchy</text:p>
          </table:table-cell>
          <table:table-cell office:value-type="string">
            <text:p>existing</text:p>
          </table:table-cell>
          <table:table-cell office:value-type="string">
            <text:p>Organization Chart diagram</text:p>
          </table:table-cell>
        </table:table-row>
        <table:table-row table:style-name="ro6">
          <table:table-cell/>
          <table:table-cell office:value-type="string">
            <text:p>State Transition Diagram</text:p>
          </table:table-cell>
          <table:table-cell table:style-name="ce9" office:value-type="string">
            <text:p>A work product with no template</text:p>
          </table:table-cell>
          <table:table-cell office:value-type="string">
            <text:p>existing</text:p>
          </table:table-cell>
          <table:table-cell office:value-type="string">
            <text:p>State Transition Diagram</text:p>
          </table:table-cell>
        </table:table-row>
        <table:table-row table:style-name="ro4">
          <table:table-cell/>
          <table:table-cell office:value-type="string">
            <text:p>Business Scenario Diagram</text:p>
          </table:table-cell>
          <table:table-cell office:value-type="string">
            <text:p>Could be a work product similar to a use case, or a metamodel representing the relationship between events and business activities.</text:p>
          </table:table-cell>
          <table:table-cell/>
          <table:table-cell office:value-type="string">
            <text:p>Use Case diagram?</text:p>
          </table:table-cell>
        </table:table-row>
        <table:table-row table:style-name="ro3">
          <table:table-cell/>
          <table:table-cell office:value-type="string">
            <text:p>Service Objectives</text:p>
          </table:table-cell>
          <table:table-cell office:value-type="string">
            <text:p>A relationship between service and objective.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Performance Matrix</text:p>
          </table:table-cell>
          <table:table-cell office:value-type="string">
            <text:p>metaclass according to the template, but description is the relationship between service objectives and program goals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usiness Rule Source</text:p>
          </table:table-cell>
          <table:table-cell office:value-type="string">
            <text:p>Work product describing the source of business rule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usiness Rule Profile</text:p>
          </table:table-cell>
          <table:table-cell office:value-type="string">
            <text:p>A metaclass providing the details of a business rule</text:p>
          </table:table-cell>
          <table:table-cell/>
          <table:table-cell office:value-type="string">
            <text:p>Could possibly be a report.</text:p>
          </table:table-cell>
        </table:table-row>
        <table:table-row table:style-name="ro3">
          <table:table-cell/>
          <table:table-cell office:value-type="string">
            <text:p>Program Logical Model</text:p>
          </table:table-cell>
          <table:table-cell office:value-type="string">
            <text:p>A diagram showing the relationship between programs and goal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ogical Data Model</text:p>
          </table:table-cell>
          <table:table-cell office:value-type="string">
            <text:p>A work product with no template elaborating the conceptual data model</text:p>
          </table:table-cell>
          <table:table-cell office:value-type="string">
            <text:p>existing</text:p>
          </table:table-cell>
          <table:table-cell office:value-type="string">
            <text:p>IDEF0</text:p>
          </table:table-cell>
        </table:table-row>
        <table:table-row table:style-name="ro6">
          <table:table-cell/>
          <table:table-cell office:value-type="string">
            <text:p>Logical Dimensional Model</text:p>
          </table:table-cell>
          <table:table-cell office:value-type="string">
            <text:p>A work product with no template</text:p>
          </table:table-cell>
          <table:table-cell table:number-columns-repeated="2"/>
        </table:table-row>
        <table:table-row table:style-name="ro7">
          <table:table-cell/>
          <table:table-cell office:value-type="string">
            <text:p>System Functional Requirements</text:p>
          </table:table-cell>
          <table:table-cell office:value-type="string">
            <text:p>A work product consisting of a report of system requirements, or a document describing a use case.</text:p>
          </table:table-cell>
          <table:table-cell office:value-type="string">
            <text:p>exiting</text:p>
          </table:table-cell>
          <table:table-cell office:value-type="string">
            <text:p>Business Process Hierarchy diagram</text:p>
          </table:table-cell>
        </table:table-row>
        <table:table-row table:style-name="ro3">
          <table:table-cell/>
          <table:table-cell office:value-type="string">
            <text:p>System Architecture Document</text:p>
          </table:table-cell>
          <table:table-cell office:value-type="string">
            <text:p>A work product describing the architecture of a syste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ogical Application Design Document</text:p>
          </table:table-cell>
          <table:table-cell office:value-type="string">
            <text:p>A work product describing the logical design of an application</text:p>
          </table:table-cell>
          <table:table-cell office:value-type="string">
            <text:p>existing</text:p>
          </table:table-cell>
          <table:table-cell/>
        </table:table-row>
        <table:table-row table:style-name="ro6">
          <table:table-cell/>
          <table:table-cell office:value-type="string">
            <text:p>Infrastructure Component Placement Diagram</text:p>
          </table:table-cell>
          <table:table-cell office:value-type="string">
            <text:p>A work product </text:p>
          </table:table-cell>
          <table:table-cell office:value-type="string">
            <text:p>existing</text:p>
          </table:table-cell>
          <table:table-cell/>
        </table:table-row>
        <table:table-row table:style-name="ro6">
          <table:table-cell/>
          <table:table-cell office:value-type="string">
            <text:p>Infrastructure Pattern Match</text:p>
          </table:table-cell>
          <table:table-cell office:value-type="string">
            <text:p>A work produc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ogical Application Deployment Model</text:p>
          </table:table-cell>
          <table:table-cell office:value-type="string">
            <text:p>A work product possibly expanded by TeamSD</text:p>
          </table:table-cell>
          <table:table-cell office:value-type="string">
            <text:p>existing</text:p>
          </table:table-cell>
          <table:table-cell/>
        </table:table-row>
        <table:table-row table:style-name="ro6">
          <table:table-cell/>
          <table:table-cell office:value-type="string">
            <text:p>Functional Group – Application Component Cross-Reference</text:p>
          </table:table-cell>
          <table:table-cell office:value-type="string">
            <text:p>A matrix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ogical Operating Schedule and States</text:p>
          </table:table-cell>
          <table:table-cell office:value-type="string">
            <text:p>A work product that could possibly be created from a Focal Point repor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upplementary Specification</text:p>
          </table:table-cell>
          <table:table-cell office:value-type="string">
            <text:p>A composite work product that includes others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Physical Data Model</text:p>
          </table:table-cell>
          <table:table-cell office:value-type="string">
            <text:p>A diagram with no template description</text:p>
          </table:table-cell>
          <table:table-cell office:value-type="string">
            <text:p>existing</text:p>
          </table:table-cell>
          <table:table-cell/>
        </table:table-row>
        <table:table-row table:style-name="ro6">
          <table:table-cell/>
          <table:table-cell office:value-type="string">
            <text:p>Database Inventory</text:p>
          </table:table-cell>
          <table:table-cell office:value-type="string">
            <text:p>A work product with no template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Physical Dimensional Model</text:p>
          </table:table-cell>
          <table:table-cell office:value-type="string">
            <text:p>A work product with no template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Physical application Design Document</text:p>
          </table:table-cell>
          <table:table-cell office:value-type="string">
            <text:p>A work product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Application Implementation document</text:p>
          </table:table-cell>
          <table:table-cell office:value-type="string">
            <text:p>A work product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Application Inventory</text:p>
          </table:table-cell>
          <table:table-cell office:value-type="string">
            <text:p>A work product, possibly a simple report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Physical Deployment Model</text:p>
          </table:table-cell>
          <table:table-cell office:value-type="string">
            <text:p>A work product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User Interface Design</text:p>
          </table:table-cell>
          <table:table-cell office:value-type="string">
            <text:p>A work product with no templat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alendarized Schedule</text:p>
          </table:table-cell>
          <table:table-cell office:value-type="string">
            <text:p>A work product, possibly implemented using Focal Point roadmaps</text:p>
          </table:table-cell>
          <table:table-cell table:number-columns-repeated="2"/>
        </table:table-row>
        <table:table-row table:style-name="ro2" table:number-rows-repeated="65468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09/16/2010</text:date>, <text:time>15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vrosati</meta:initial-creator>
    <meta:creation-date>2010-07-26T14:12:11</meta:creation-date>
    <dc:date>2010-09-16T15:53:04</dc:date>
    <dc:language>en-US</dc:language>
    <meta:editing-cycles>17</meta:editing-cycles>
    <meta:editing-duration>PT36H22M28S</meta:editing-duration>
    <dc:creator>Jim Amsden</dc:creator>
    <meta:document-statistic meta:table-count="1" meta:cell-count="190" meta:object-count="0"/>
    <meta:user-defined meta:name="Info 1"/>
    <meta:user-defined meta:name="Info 2"/>
    <meta:user-defined meta:name="Info 3"/>
    <meta:user-defined meta:name="Info 4"/>
  </office:meta>
</office:document-meta>
</file>